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2524in" svg:x="2.5689in" svg:y="0.3972in">
            <draw:object draw:notify-on-update-of-ranges="Sheet1.A3:Sheet1.A8 Sheet1.B3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float" office:value="2562370" calcext:value-type="float">
            <text:p>2562370</text:p>
          </table:table-cell>
        </table:table-row>
        <table:table-row table:style-name="ro1">
          <table:table-cell office:value-type="string" calcext:value-type="string">
            <text:p>IP Address</text:p>
          </table:table-cell>
          <table:table-cell office:value-type="float" office:value="192114" calcext:value-type="float">
            <text:p>192114</text:p>
          </table:table-cell>
        </table:table-row>
        <table:table-row table:style-name="ro1">
          <table:table-cell office:value-type="string" calcext:value-type="string">
            <text:p>ORPort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float" office:value="419607" calcext:value-type="float">
            <text:p>4196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5-15T10:50:38.108944164</meta:creation-date>
    <dc:date>2015-05-15T13:59:12.233814314</dc:date>
    <dc:creator>Jesse Victors</dc:creator>
    <meta:editing-duration>PT2H53M13S</meta:editing-duration>
    <meta:editing-cycles>2</meta:editing-cycles>
    <meta:generator>LibreOffice/4.2.8.2$Linux_X86_64 LibreOffice_project/42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262cm" xlink:href=".." xlink:type="simple" chart:class="chart:bar" chart:style-name="ch1">
        <chart:title svg:x="5.101cm" svg:y="-0.039cm" chart:style-name="ch2">
          <text:p>Distribution of Markov Transitions</text:p>
        </chart:title>
        <chart:plot-area chart:style-name="ch3" table:cell-range-address="Sheet1.A3:Sheet1.B8" chart:data-source-has-labels="column" svg:x="0.705cm" svg:y="0.774cm" svg:width="15.122cm" svg:height="6.332cm">
          <chartooo:coordinate-region svg:x="2.438cm" svg:y="0.973cm" svg:width="13.389cm" svg:height="5.407cm"/>
          <chart:axis chart:dimension="x" chart:name="primary-x" chart:style-name="ch4" chartooo:axis-type="auto">
            <chartooo:date-scale/>
            <chart:title svg:x="7.961cm" svg:y="7.267cm" chart:style-name="ch5">
              <text:p>Component</text:p>
            </chart:title>
            <chart:categories table:cell-range-address="Sheet1.A3:Sheet1.A8"/>
          </chart:axis>
          <chart:axis chart:dimension="y" chart:name="primary-y" chart:style-name="ch6">
            <chart:title svg:x="0cm" svg:y="6.818cm" chart:style-name="ch7">
              <text:p>Number of Transitions (log)</text:p>
            </chart:title>
            <chart:grid chart:style-name="ch8" chart:class="major"/>
          </chart:axis>
          <chart:series chart:style-name="ch9" chart:values-cell-range-address="Sheet1.B3:Sheet1.B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ckname</text:p>
                <draw:g>
                  <svg:desc>Sheet1.A3:Sheet1.A8</svg:desc>
                </draw:g>
              </table:table-cell>
              <table:table-cell office:value-type="float" office:value="20101">
                <text:p>20101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2562370">
                <text:p>2562370</text:p>
              </table:table-cell>
            </table:table-row>
            <table:table-row>
              <table:table-cell office:value-type="string">
                <text:p>IP Address</text:p>
              </table:table-cell>
              <table:table-cell office:value-type="float" office:value="192114">
                <text:p>192114</text:p>
              </table:table-cell>
            </table:table-row>
            <table:table-row>
              <table:table-cell office:value-type="string">
                <text:p>ORPort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419607">
                <text:p>419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